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ccff99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199cm" svg:height="0.963cm" svg:x="1.601cm" svg:y="0.237cm">
          <draw:text-box>
            <text:p text:style-name="P1"><text:span text:style-name="T1">M1</text:span><text:span text:style-name="T1">モデル</text:span></text:p>
          </draw:text-box>
        </draw:frame>
        <draw:ellipse draw:style-name="gr2" draw:text-style-name="P2" draw:layer="layout" svg:width="4.8cm" svg:height="4cm" svg:x="2cm" svg:y="5.6cm">
          <text:p text:style-name="P2">X</text:p>
          <text:p text:style-name="P2">(X_A, X_U)</text:p>
        </draw:ellipse>
        <draw:ellipse draw:style-name="gr3" draw:text-style-name="P2" draw:layer="layout" svg:width="4.8cm" svg:height="4cm" svg:x="8.4cm" svg:y="5.6cm">
          <text:p text:style-name="P2">Z</text:p>
          <text:p text:style-name="P2">(Z_A, Z_U)</text:p>
        </draw:ellipse>
        <draw:ellipse draw:style-name="gr2" draw:text-style-name="P2" draw:layer="layout" svg:width="4.8cm" svg:height="4cm" svg:x="14.8cm" svg:y="5.6cm">
          <text:p text:style-name="P2">X</text:p>
          <text:p text:style-name="P2">(X_A, X_U)</text:p>
        </draw:ellipse>
        <draw:ellipse draw:style-name="gr3" draw:text-style-name="P2" draw:layer="layout" svg:width="4.8cm" svg:height="4cm" svg:x="8.4cm" svg:y="0.8cm">
          <text:p text:style-name="P2">W1</text:p>
        </draw:ellipse>
        <draw:ellipse draw:style-name="gr3" draw:text-style-name="P2" draw:layer="layout" svg:width="4.8cm" svg:height="4cm" svg:x="14.8cm" svg:y="0.6cm">
          <text:p text:style-name="P2">W2</text:p>
        </draw:ellipse>
        <draw:line draw:style-name="gr4" draw:text-style-name="P2" draw:layer="layout" svg:x1="6.8cm" svg:y1="7.6cm" svg:x2="8.4cm" svg:y2="7.6cm">
          <text:p/>
        </draw:line>
        <draw:line draw:style-name="gr4" draw:text-style-name="P2" draw:layer="layout" svg:x1="10.8cm" svg:y1="4.8cm" svg:x2="10.8cm" svg:y2="5.6cm">
          <text:p/>
        </draw:line>
        <draw:line draw:style-name="gr4" draw:text-style-name="P2" draw:layer="layout" svg:x1="13.2cm" svg:y1="7.6cm" svg:x2="14.8cm" svg:y2="7.6cm">
          <text:p/>
        </draw:line>
        <draw:line draw:style-name="gr4" draw:text-style-name="P2" draw:layer="layout" svg:x1="17.2cm" svg:y1="4.6cm" svg:x2="17.2cm" svg:y2="5.6cm">
          <text:p/>
        </draw:line>
        <draw:frame draw:style-name="gr1" draw:layer="layout" svg:width="6.192cm" svg:height="1.675cm" svg:x="1.6cm" svg:y="1.8cm">
          <draw:text-box>
            <text:p>Step 1 :</text:p>
            <text:p>VAEでW1,W2を学習</text:p>
          </draw:text-box>
        </draw:frame>
        <draw:ellipse draw:style-name="gr2" draw:text-style-name="P2" draw:layer="layout" svg:width="4.8cm" svg:height="4cm" svg:x="2.001cm" svg:y="15.2cm">
          <text:p text:style-name="P2">X(X_A)</text:p>
        </draw:ellipse>
        <draw:ellipse draw:style-name="gr5" draw:text-style-name="P2" draw:layer="layout" svg:width="4.8cm" svg:height="4cm" svg:x="8.401cm" svg:y="15.2cm">
          <text:p text:style-name="P2">Z(Z_A)</text:p>
          <text:p text:style-name="P2">(E[Z})</text:p>
        </draw:ellipse>
        <draw:ellipse draw:style-name="gr2" draw:text-style-name="P2" draw:layer="layout" svg:width="4.8cm" svg:height="4cm" svg:x="14.801cm" svg:y="15.2cm">
          <text:p text:style-name="P2">Y(Y_A)</text:p>
        </draw:ellipse>
        <draw:ellipse draw:style-name="gr5" draw:text-style-name="P2" draw:layer="layout" svg:width="4.8cm" svg:height="4cm" svg:x="8.401cm" svg:y="10.4cm">
          <text:p text:style-name="P2">W1</text:p>
        </draw:ellipse>
        <draw:ellipse draw:style-name="gr3" draw:text-style-name="P2" draw:layer="layout" svg:width="4.8cm" svg:height="4cm" svg:x="14.801cm" svg:y="10.2cm">
          <text:p text:style-name="P2">W3</text:p>
        </draw:ellipse>
        <draw:line draw:style-name="gr4" draw:text-style-name="P2" draw:layer="layout" svg:x1="6.801cm" svg:y1="17.2cm" svg:x2="8.401cm" svg:y2="17.2cm">
          <text:p/>
        </draw:line>
        <draw:line draw:style-name="gr4" draw:text-style-name="P2" draw:layer="layout" svg:x1="10.801cm" svg:y1="14.4cm" svg:x2="10.801cm" svg:y2="15.2cm">
          <text:p/>
        </draw:line>
        <draw:line draw:style-name="gr4" draw:text-style-name="P2" draw:layer="layout" svg:x1="13.201cm" svg:y1="17.2cm" svg:x2="14.801cm" svg:y2="17.2cm">
          <text:p/>
        </draw:line>
        <draw:line draw:style-name="gr4" draw:text-style-name="P2" draw:layer="layout" svg:x1="17.201cm" svg:y1="14.2cm" svg:x2="17.201cm" svg:y2="15.2cm">
          <text:p/>
        </draw:line>
        <draw:frame draw:style-name="gr1" draw:layer="layout" svg:width="3.267cm" svg:height="1.675cm" svg:x="1.601cm" svg:y="11.4cm">
          <draw:text-box>
            <text:p>Step 2 :</text:p>
            <text:p>W3を学習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7-23T07:56:57.58</meta:creation-date>
    <meta:editing-duration>PT9M47S</meta:editing-duration>
    <meta:editing-cycles>3</meta:editing-cycles>
    <meta:generator>OpenOffice/4.1.6$Win32 OpenOffice.org_project/416m1$Build-9790</meta:generator>
    <dc:date>2022-07-23T08:06:02.59</dc:date>
    <meta:document-statistic meta:object-count="44"/>
  </office:meta>
</office:document-meta>
</file>